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7"/>
        <table:table-row>
          <table:table-cell office:value-type="string" office:string-value="mouse_id">
            <text:p>mouse_id</text:p>
          </table:table-cell>
          <table:table-cell office:value-type="string" office:string-value="code">
            <text:p>code</text:p>
          </table:table-cell>
          <table:table-cell office:value-type="string" office:string-value="user">
            <text:p>user</text:p>
          </table:table-cell>
          <table:table-cell office:value-type="string" office:string-value="day">
            <text:p>day</text:p>
          </table:table-cell>
          <table:table-cell office:value-type="string" office:string-value="cell_type">
            <text:p>cell_type</text:p>
          </table:table-cell>
          <table:table-cell office:value-type="string" office:string-value="percent_engraftment">
            <text:p>percent_engraftment</text:p>
          </table:table-cell>
          <table:table-cell office:value-type="string" office:string-value="group">
            <text:p>group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C">
            <text:p>AGC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A">
            <text:p>AGA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5">
            <text:p>0.05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5">
            <text:p>0.05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1">
            <text:p>M1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gr">
            <text:p>gr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122">
            <text:p>122</text:p>
          </table:table-cell>
          <table:table-cell office:value-type="string" office:string-value="b">
            <text:p>b</text:p>
          </table:table-cell>
          <table:table-cell office:value-type="float" office:value="0.02">
            <text:p>0.02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gr">
            <text:p>gr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  <table:table-row>
          <table:table-cell office:value-type="string" office:string-value="M3">
            <text:p>M3</text:p>
          </table:table-cell>
          <table:table-cell office:value-type="string" office:string-value="AGG">
            <text:p>AGG</text:p>
          </table:table-cell>
          <table:table-cell office:value-type="string" office:string-value="test">
            <text:p>test</text:p>
          </table:table-cell>
          <table:table-cell office:value-type="float" office:value="274">
            <text:p>274</text:p>
          </table:table-cell>
          <table:table-cell office:value-type="string" office:string-value="b">
            <text:p>b</text:p>
          </table:table-cell>
          <table:table-cell office:value-type="float" office:value="0.03">
            <text:p>0.03</text:p>
          </table:table-cell>
          <table:table-cell office:value-type="string" office:string-value="aging_phenotype">
            <text:p>aging_phenotype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
   
   <text:sheet-name>???</text:sheet-name>
  
   
 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7</meta:editing-cycles>
    <dc:date>2019-05-20T10:04:31</dc:date>
    <meta:creation-date>2019-03-15T11:52:09</meta:creation-date>
    <dc:creator>Samir Akre</dc:creator>
  </office:meta>
</office:document-meta>
</file>